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1">
      <style:table-cell-properties fo:background-color="#dddddd" style:cell-protect="none" style:print-content="true"/>
    </style:style>
    <style:style style:name="ce4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129">
      <style:text-properties fo:font-weight="bold" style:font-weight-asian="bold" style:font-weight-complex="bold"/>
    </style:style>
    <style:style style:name="ce48" style:family="table-cell" style:parent-style-name="Default" style:data-style-name="N125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29">
      <style:table-cell-properties fo:background-color="transparent"/>
    </style:style>
    <style:style style:name="ce5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9000" calcext:value-type="currency">
            <text:p>R 29,000</text:p>
          </table:table-cell>
          <table:table-cell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31030" calcext:value-type="float">
            <text:p>R 31,030</text:p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190200" calcext:value-type="currency">
            <text:p>R 1,190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37892791127542" calcext:value-type="percentage">
            <text:p>-53.8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4" table:formula="of:=[.AY22]" office:value-type="currency" office:currency="ZAR" office:value="565861.983980283" calcext:value-type="currency">
            <text:p>R 565,862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55861983980283" calcext:value-type="percentage">
            <text:p>45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25861983980283" calcext:value-type="percentage">
            <text:p>52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77655.083179298" calcext:value-type="currency">
            <text:p>R 877,655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190200" calcext:value-type="currency">
            <text:p>R 1,190,200</text:p>
          </table:table-cell>
          <table:table-cell table:formula="of:=['Current Financials'.$B$17]/[.X22]" office:value-type="float" office:value="0.462107208872458" calcext:value-type="float">
            <text:p>0.4621072089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65861.983980283" calcext:value-type="currency">
            <text:p>R 565,862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9316.0813308688" calcext:value-type="currency">
            <text:p>R 69,316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170.9796672828" calcext:value-type="currency">
            <text:p>R 45,17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170.9796672828" calcext:value-type="currency">
            <text:p>R 45,17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393.71534195934" calcext:value-type="currency">
            <text:p>R 7,394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75.78558225508" calcext:value-type="currency">
            <text:p>R 9,076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75.78558225508" calcext:value-type="currency">
            <text:p>R 9,076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42606.284658041" calcext:value-type="currency">
            <text:p>R 242,606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69131.23844732" calcext:value-type="currency">
            <text:p>R 169,131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4131.23844732" calcext:value-type="currency">
            <text:p>R 244,13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6451.01663586" calcext:value-type="currency">
            <text:p>R 116,451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4695.0092421442" calcext:value-type="currency">
            <text:p>R 64,695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939.0018484288" calcext:value-type="currency">
            <text:p>R 12,939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3548.98336414" calcext:value-type="currency">
            <text:p>R 163,549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060.9981515712" calcext:value-type="currency">
            <text:p>R 43,061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73.4442390635" calcext:value-type="currency">
            <text:p>R 29,67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6283.425754775" calcext:value-type="currency">
            <text:p>R 236,28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0" calcext:value-type="currency">
            <text:p>R 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0" calcext:value-type="currency">
            <text:p>R 0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0" calcext:value-type="currency">
            <text:p>R 0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0" calcext:value-type="currency">
            <text:p>R 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0" calcext:value-type="currency">
            <text:p>R 0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0" calcext:value-type="currency">
            <text:p>R 0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56000" calcext:value-type="currency">
            <text:p>R 56,00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25878.0036968577" calcext:value-type="currency">
            <text:p>R 25,878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22060.9981515712" calcext:value-type="currency">
            <text:p>R 22,061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22060.9981515712" calcext:value-type="currency">
            <text:p>R 22,06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29000" calcext:value-type="currency">
            <text:p>R 29,00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23200" calcext:value-type="currency">
            <text:p>R 23,20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23200" calcext:value-type="currency">
            <text:p>R 23,20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10720.887245841" calcext:value-type="currency">
            <text:p>R 10,721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9139.55637707948" calcext:value-type="currency">
            <text:p>R 9,14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9139.55637707948" calcext:value-type="currency">
            <text:p>R 9,14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style-name="ce44" office:value-type="percentage" office:value="0.1" calcext:value-type="percentage">
            <text:p>10.00%</text:p>
          </table:table-cell>
          <table:table-cell table:style-name="ce44" office:value-type="percentage" office:value="0.07" calcext:value-type="percentage">
            <text:p>7.00%</text:p>
          </table:table-cell>
          <table:table-cell table:style-name="ce44" office:value-type="percentage" office:value="0.03" calcext:value-type="percentage">
            <text:p>3.00%</text:p>
          </table:table-cell>
          <table:table-cell table:number-columns-repeated="7" table:style-name="ce4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17" calcext:value-type="percentage">
            <text:p>17.00%</text:p>
          </table:table-cell>
          <table:table-cell table:style-name="ce18" table:formula="of:=[.C16]+['Current Financials'.$B$18]" office:value-type="percentage" office:value="0.14" calcext:value-type="percentage">
            <text:p>14.00%</text:p>
          </table:table-cell>
          <table:table-cell table:style-name="ce18" table:formula="of:=[.D16]+['Current Financials'.$B$18]" office:value-type="percentage" office:value="0.1" calcext:value-type="percentage">
            <text:p>10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5]" office:value-type="currency" office:currency="ZAR" office:value="504000" calcext:value-type="currency">
            <text:p>R 504,000</text:p>
          </table:table-cell>
          <table:table-cell table:style-name="ce32" table:formula="of:=[.C25]" office:value-type="currency" office:currency="ZAR" office:value="739903.5" calcext:value-type="currency">
            <text:p>R 739,904</text:p>
          </table:table-cell>
          <table:table-cell table:style-name="ce32" table:formula="of:=[.D25]" office:value-type="currency" office:currency="ZAR" office:value="261769.725" calcext:value-type="currency">
            <text:p>R 261,770</text:p>
          </table:table-cell>
          <table:table-cell table:style-name="ce32" table:formula="of:=[.E25]" office:value-type="currency" office:currency="ZAR" office:value="366817.809750001" calcext:value-type="currency">
            <text:p>R 366,818</text:p>
          </table:table-cell>
          <table:table-cell table:style-name="ce32" table:formula="of:=[.F25]" office:value-type="currency" office:currency="ZAR" office:value="442265.396317501" calcext:value-type="currency">
            <text:p>R 442,265</text:p>
          </table:table-cell>
          <table:table-cell table:style-name="ce32" table:formula="of:=[.G25]" office:value-type="currency" office:currency="ZAR" office:value="937833.039764777" calcext:value-type="currency">
            <text:p>R 937,833</text:p>
          </table:table-cell>
          <table:table-cell table:style-name="ce32" table:formula="of:=[.H25]" office:value-type="currency" office:currency="ZAR" office:value="1491320.87153861" calcext:value-type="currency">
            <text:p>R 1,491,321</text:p>
          </table:table-cell>
          <table:table-cell table:style-name="ce32" table:formula="of:=[.I25]" office:value-type="currency" office:currency="ZAR" office:value="1973059.18346195" calcext:value-type="currency">
            <text:p>R 1,973,059</text:p>
          </table:table-cell>
          <table:table-cell table:style-name="ce32" table:formula="of:=[.J25]" office:value-type="currency" office:currency="ZAR" office:value="2146567.37200099" calcext:value-type="currency">
            <text:p>R 2,146,567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960000" calcext:value-type="currency">
            <text:p>R 960,000</text:p>
          </table:table-cell>
          <table:table-cell table:style-name="ce3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30000" calcext:value-type="currency">
            <text:p>R 130,000</text:p>
          </table:table-cell>
          <table:table-cell table:style-name="ce3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5" table:formula="of:=['Current Financials'.B14]*(1+[.B17])" office:value-type="currency" office:currency="ZAR" office:value="1170000" calcext:value-type="currency">
            <text:p>R 1,170,000</text:p>
          </table:table-cell>
          <table:table-cell table:style-name="ce45" table:formula="of:=[.B21]*(1+[.C17])" office:value-type="currency" office:currency="ZAR" office:value="1333800" calcext:value-type="currency">
            <text:p>R 1,333,800</text:p>
          </table:table-cell>
          <table:table-cell table:style-name="ce45" table:formula="of:=[.C21]*(1+[.D17])" office:value-type="currency" office:currency="ZAR" office:value="1467180" calcext:value-type="currency">
            <text:p>R 1,467,180</text:p>
          </table:table-cell>
          <table:table-cell table:style-name="ce45" table:formula="of:=[.D21]*(1+[.E17])" office:value-type="currency" office:currency="ZAR" office:value="1569882.6" calcext:value-type="currency">
            <text:p>R 1,569,883</text:p>
          </table:table-cell>
          <table:table-cell table:style-name="ce45" table:formula="of:=[.E21]*(1+[.F17])" office:value-type="currency" office:currency="ZAR" office:value="1679774.382" calcext:value-type="currency">
            <text:p>R 1,679,774</text:p>
          </table:table-cell>
          <table:table-cell table:style-name="ce45" table:formula="of:=[.F21]*(1+[.G17])" office:value-type="currency" office:currency="ZAR" office:value="1797358.58874" calcext:value-type="currency">
            <text:p>R 1,797,359</text:p>
          </table:table-cell>
          <table:table-cell table:style-name="ce45" table:formula="of:=[.G21]*(1+[.H17])" office:value-type="currency" office:currency="ZAR" office:value="1923173.6899518" calcext:value-type="currency">
            <text:p>R 1,923,174</text:p>
          </table:table-cell>
          <table:table-cell table:style-name="ce45" table:formula="of:=[.H21]*(1+[.I17])" office:value-type="currency" office:currency="ZAR" office:value="2057795.84824843" calcext:value-type="currency">
            <text:p>R 2,057,796</text:p>
          </table:table-cell>
          <table:table-cell table:style-name="ce45" table:formula="of:=[.I21]*(1+[.J17])" office:value-type="currency" office:currency="ZAR" office:value="2201841.55762582" calcext:value-type="currency">
            <text:p>R 2,201,842</text:p>
          </table:table-cell>
          <table:table-cell table:style-name="ce45" table:formula="of:=[.J21]*(1+[.K17])" office:value-type="currency" office:currency="ZAR" office:value="2355970.46665962" calcext:value-type="currency">
            <text:p>R 2,355,97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2" table:formula="of:=[.B21]-[.B19]" office:value-type="currency" office:currency="ZAR" office:value="210000" calcext:value-type="currency">
            <text:p>R 210,000</text:p>
          </table:table-cell>
          <table:table-cell table:style-name="ce32" table:formula="of:=[.C21]-[.C19]" office:value-type="currency" office:currency="ZAR" office:value="306600" calcext:value-type="currency">
            <text:p>R 306,600</text:p>
          </table:table-cell>
          <table:table-cell table:style-name="ce32" table:formula="of:=[.D21]-[.D19]" office:value-type="currency" office:currency="ZAR" office:value="368076" calcext:value-type="currency">
            <text:p>R 368,076</text:p>
          </table:table-cell>
          <table:table-cell table:style-name="ce32" table:formula="of:=[.E21]-[.E19]" office:value-type="currency" office:currency="ZAR" office:value="393841.32" calcext:value-type="currency">
            <text:p>R 393,841</text:p>
          </table:table-cell>
          <table:table-cell table:style-name="ce32" table:formula="of:=[.F21]-[.F19]" office:value-type="currency" office:currency="ZAR" office:value="421410.2124" calcext:value-type="currency">
            <text:p>R 421,410</text:p>
          </table:table-cell>
          <table:table-cell table:style-name="ce32" table:formula="of:=[.G21]-[.G19]" office:value-type="currency" office:currency="ZAR" office:value="450908.927268" calcext:value-type="currency">
            <text:p>R 450,909</text:p>
          </table:table-cell>
          <table:table-cell table:style-name="ce32" table:formula="of:=[.H21]-[.H19]" office:value-type="currency" office:currency="ZAR" office:value="482472.552176761" calcext:value-type="currency">
            <text:p>R 482,473</text:p>
          </table:table-cell>
          <table:table-cell table:style-name="ce32" table:formula="of:=[.I21]-[.I19]" office:value-type="currency" office:currency="ZAR" office:value="516245.630829134" calcext:value-type="currency">
            <text:p>R 516,246</text:p>
          </table:table-cell>
          <table:table-cell table:style-name="ce32" table:formula="of:=[.J21]-[.J19]" office:value-type="currency" office:currency="ZAR" office:value="552382.824987173" calcext:value-type="currency">
            <text:p>R 552,383</text:p>
          </table:table-cell>
          <table:table-cell table:style-name="ce32" table:formula="of:=[.K21]-[.K19]" office:value-type="currency" office:currency="ZAR" office:value="591049.622736275" calcext:value-type="currency">
            <text:p>R 591,05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6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6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6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6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6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6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6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6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6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6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2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32" table:formula="of:=SUM(['Ten Year Plan'.H$16:'Ten Year Plan'.H$81])" office:value-type="currency" office:currency="ZAR" office:value="105930" calcext:value-type="currency">
            <text:p>R 105,930</text:p>
          </table:table-cell>
          <table:table-cell table:style-name="ce32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32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32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3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32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7" table:formula="of:=([.B18]+[.B22]-[.B24])*(1+['Current Financials'.$B$19])" office:value-type="currency" office:currency="ZAR" office:value="504000" calcext:value-type="currency">
            <text:p>R 504,000</text:p>
          </table:table-cell>
          <table:table-cell table:style-name="ce47" table:formula="of:=([.C18]+[.C22]-[.C24])*(1+['Current Financials'.$B$19])" office:value-type="currency" office:currency="ZAR" office:value="739903.5" calcext:value-type="currency">
            <text:p>R 739,904</text:p>
          </table:table-cell>
          <table:table-cell table:style-name="ce47" table:formula="of:=([.D18]+[.D22]-[.D24])*(1+['Current Financials'.$B$19])" office:value-type="currency" office:currency="ZAR" office:value="261769.725" calcext:value-type="currency">
            <text:p>R 261,770</text:p>
          </table:table-cell>
          <table:table-cell table:style-name="ce47" table:formula="of:=([.E18]+[.E22]-[.E24])*(1+['Current Financials'.$B$19])" office:value-type="currency" office:currency="ZAR" office:value="366817.809750001" calcext:value-type="currency">
            <text:p>R 366,818</text:p>
          </table:table-cell>
          <table:table-cell table:style-name="ce47" table:formula="of:=([.F18]+[.F22]-[.F24])*(1+['Current Financials'.$B$19])" office:value-type="currency" office:currency="ZAR" office:value="442265.396317501" calcext:value-type="currency">
            <text:p>R 442,265</text:p>
          </table:table-cell>
          <table:table-cell table:style-name="ce47" table:formula="of:=([.G18]+[.G22]-[.G24])*(1+['Current Financials'.$B$19])" office:value-type="currency" office:currency="ZAR" office:value="937833.039764777" calcext:value-type="currency">
            <text:p>R 937,833</text:p>
          </table:table-cell>
          <table:table-cell table:style-name="ce47" table:formula="of:=([.H18]+[.H22]-[.H24])*(1+['Current Financials'.$B$19])" office:value-type="currency" office:currency="ZAR" office:value="1491320.87153861" calcext:value-type="currency">
            <text:p>R 1,491,321</text:p>
          </table:table-cell>
          <table:table-cell table:style-name="ce47" table:formula="of:=([.I18]+[.I22]-[.I24])*(1+['Current Financials'.$B$19])" office:value-type="currency" office:currency="ZAR" office:value="1973059.18346195" calcext:value-type="currency">
            <text:p>R 1,973,059</text:p>
          </table:table-cell>
          <table:table-cell table:style-name="ce47" table:formula="of:=([.J18]+[.J22]-[.J24])*(1+['Current Financials'.$B$19])" office:value-type="currency" office:currency="ZAR" office:value="2146567.37200099" calcext:value-type="currency">
            <text:p>R 2,146,567</text:p>
          </table:table-cell>
          <table:table-cell table:style-name="ce47" table:formula="of:=([.K18]+[.K22]-[.K24])*(1+['Current Financials'.$B$19])" office:value-type="currency" office:currency="ZAR" office:value="1426711.21469326" calcext:value-type="currency">
            <text:p>R 1,426,711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8" table:formula="of:=[.B25]/[.B19]*12" office:value-type="float" office:value="6.3" calcext:value-type="float">
            <text:p>6.3</text:p>
          </table:table-cell>
          <table:table-cell table:style-name="ce48" table:formula="of:=[.C25]/[.C19]*12" office:value-type="float" office:value="8.64373247663551" calcext:value-type="float">
            <text:p>8.6</text:p>
          </table:table-cell>
          <table:table-cell table:style-name="ce48" table:formula="of:=[.D25]/[.D19]*12" office:value-type="float" office:value="2.85799769630536" calcext:value-type="float">
            <text:p>2.9</text:p>
          </table:table-cell>
          <table:table-cell table:style-name="ce48" table:formula="of:=[.E25]/[.E19]*12" office:value-type="float" office:value="3.74290749130848" calcext:value-type="float">
            <text:p>3.7</text:p>
          </table:table-cell>
          <table:table-cell table:style-name="ce48" table:formula="of:=[.F25]/[.F19]*12" office:value-type="float" office:value="4.21752691631154" calcext:value-type="float">
            <text:p>4.2</text:p>
          </table:table-cell>
          <table:table-cell table:style-name="ce48" table:formula="of:=[.G25]/[.G19]*12" office:value-type="float" office:value="8.35827495019304" calcext:value-type="float">
            <text:p>8.4</text:p>
          </table:table-cell>
          <table:table-cell table:style-name="ce48" table:formula="of:=[.H25]/[.H19]*12" office:value-type="float" office:value="12.4216258245627" calcext:value-type="float">
            <text:p>12.4</text:p>
          </table:table-cell>
          <table:table-cell table:style-name="ce48" table:formula="of:=[.I25]/[.I19]*12" office:value-type="float" office:value="15.3590262152994" calcext:value-type="float">
            <text:p>15.4</text:p>
          </table:table-cell>
          <table:table-cell table:style-name="ce48" table:formula="of:=[.J25]/[.J19]*12" office:value-type="float" office:value="15.6165219258353" calcext:value-type="float">
            <text:p>15.6</text:p>
          </table:table-cell>
          <table:table-cell table:style-name="ce48" table:formula="of:=[.K25]/[.K19]*12" office:value-type="float" office:value="9.700454632436" calcext:value-type="float">
            <text:p>9.7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9" table:formula="of:=IF([.B25]&lt;0; &quot;NOT OK!&quot;; IF([.B25]&gt;=[.B19]/4;&quot;&quot;;&quot;Low&quot;))">
            <text:p/>
          </table:table-cell>
          <table:table-cell table:style-name="ce49" table:formula="of:=IF([.C25]&lt;0; &quot;NOT OK!&quot;; IF([.C25]&gt;=[.C19]/4;&quot;&quot;;&quot;Low&quot;))">
            <text:p/>
          </table:table-cell>
          <table:table-cell table:style-name="ce49" table:formula="of:=IF([.D25]&lt;0; &quot;NOT OK!&quot;; IF([.D25]&gt;=[.D19]/4;&quot;&quot;;&quot;Low&quot;))" office:value-type="string" office:string-value="Low" calcext:value-type="string">
            <text:p>Low</text:p>
          </table:table-cell>
          <table:table-cell table:style-name="ce49" table:formula="of:=IF([.E25]&lt;0; &quot;NOT OK!&quot;; IF([.E25]&gt;=[.E19]/4;&quot;&quot;;&quot;Low&quot;))">
            <text:p/>
          </table:table-cell>
          <table:table-cell table:style-name="ce49" table:formula="of:=IF([.F25]&lt;0; &quot;NOT OK!&quot;; IF([.F25]&gt;=[.F19]/4;&quot;&quot;;&quot;Low&quot;))">
            <text:p/>
          </table:table-cell>
          <table:table-cell table:style-name="ce49" table:formula="of:=IF([.G25]&lt;0; &quot;NOT OK!&quot;; IF([.G25]&gt;=[.G19]/4;&quot;&quot;;&quot;Low&quot;))">
            <text:p/>
          </table:table-cell>
          <table:table-cell table:style-name="ce49" table:formula="of:=IF([.H25]&lt;0; &quot;NOT OK!&quot;; IF([.H25]&gt;=[.H19]/4;&quot;&quot;;&quot;Low&quot;))">
            <text:p/>
          </table:table-cell>
          <table:table-cell table:style-name="ce49" table:formula="of:=IF([.I25]&lt;0; &quot;NOT OK!&quot;; IF([.I25]&gt;=[.I19]/4;&quot;&quot;;&quot;Low&quot;))">
            <text:p/>
          </table:table-cell>
          <table:table-cell table:style-name="ce49" table:formula="of:=IF([.J25]&lt;0; &quot;NOT OK!&quot;; IF([.J25]&gt;=[.J19]/4;&quot;&quot;;&quot;Low&quot;))">
            <text:p/>
          </table:table-cell>
          <table:table-cell table:style-name="ce49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3"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5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1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2" office:value-type="string" calcext:value-type="string">
            <text:p>Budget Summary</text:p>
          </table:table-cell>
          <table:table-cell table:style-name="ce56"/>
        </table:table-row>
        <table:table-row table:style-name="ro2">
          <table:table-cell table:style-name="ce53" office:value-type="string" calcext:value-type="string">
            <text:p>Administrative budget</text:p>
          </table:table-cell>
          <table:table-cell table:style-name="ce5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3" office:value-type="string" calcext:value-type="string">
            <text:p>Management budget</text:p>
          </table:table-cell>
          <table:table-cell table:style-name="ce57" table:formula="of:=['Planning and Projections'.B22]" office:value-type="currency" office:currency="ZAR" office:value="210000" calcext:value-type="currency">
            <text:p>R 210,000</text:p>
          </table:table-cell>
        </table:table-row>
        <table:table-row table:style-name="ro2">
          <table:table-cell table:style-name="ce54" office:value-type="string" calcext:value-type="string">
            <text:p>Total budget</text:p>
          </table:table-cell>
          <table:table-cell table:style-name="ce57" table:formula="of:=['Planning and Projections'.B21]" office:value-type="currency" office:currency="ZAR" office:value="1170000" calcext:value-type="currency">
            <text:p>R 1,1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17" calcext:value-type="percentage">
            <text:p>17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2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90200" calcext:value-type="currency">
            <text:p>R 1,190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5]-[.B16])/[.B16]" office:value-type="percentage" office:value="-0.537892791127542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504000" calcext:value-type="currency">
            <text:p>R 504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7655.083179298" calcext:value-type="currency">
            <text:p>R 877,655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9]-[.B20])/[.B20]" office:value-type="percentage" office:value="-0.425742515870512" calcext:value-type="percentage">
            <text:p>-42.6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19]-[.B15])/[.B15]" office:value-type="percentage" office:value="-0.0836363636363636" calcext:value-type="percentage">
            <text:p>-8.4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8" table:formula="of:=['Planning and Projections'.B26]" office:value-type="float" office:value="6.3" calcext:value-type="float">
            <text:p>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54:38.639349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7:30:18.591227511</dc:date>
    <meta:editing-duration>PT18H40M30S</meta:editing-duration>
    <meta:editing-cycles>51</meta:editing-cycles>
    <meta:generator>LibreOffice/5.0.6.2$Linux_X86_64 LibreOffice_project/00$Build-2</meta:generator>
    <meta:document-statistic meta:table-count="6" meta:cell-count="3795" meta:object-count="0"/>
  </office:meta>
</office:document-meta>
</file>